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8534a" officeooo:paragraph-rsid="000853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dent@localhost ~]$ select avg(Q1),avg(Q2),avg(Q3),avg((Q1+Q2+Q3 </text:p>
      <text:p text:style-name="P1">bash: syntax error near unexpected token `(' </text:p>
      <text:p text:style-name="P1">[student@localhost ~]$ select avg(Q1),avg(Q2),avg(Q3),avg((Q1+Q2+Q3)/3) from percentile group by name,sub; </text:p>
      <text:p text:style-name="P1">bash: syntax error near unexpected token `(' </text:p>
      <text:p text:style-name="P1">[student@localhost ~]$ select avg(Q1),avg(Q2),avg(Q3),avg(Q1+Q2+Q3)/3 from percentile group by name,sub; </text:p>
      <text:p text:style-name="P1">bash: syntax error near unexpected token `(' </text:p>
      <text:p text:style-name="P1">[student@localhost ~]$ sudo service mysqld start; </text:p>
      <text:p text:style-name="P1">[sudo] password for student: </text:p>
      <text:p text:style-name="P1">Redirecting to /bin/systemctl start <text:s/>mysqld.service </text:p>
      <text:p text:style-name="P1">mysq[student@localhost ~]$ mysql -u root </text:p>
      <text:p text:style-name="P1">Welcome to the MariaDB monitor. <text:s/>Commands end with ; or \g. </text:p>
      <text:p text:style-name="P1">Your MariaDB connection id is 2 </text:p>
      <text:p text:style-name="P1">Server version: 5.5.33a-MariaDB MariaDB Server </text:p>
      <text:p text:style-name="P1"/>
      <text:p text:style-name="P1">Copyright (c) 2000, 2013, Oracle, Monty Program Ab and others. </text:p>
      <text:p text:style-name="P1"/>
      <text:p text:style-name="P1">Type 'help;' or '\h' for help. Type '\c' to clear the current input statement. </text:p>
      <text:p text:style-name="P1"/>
      <text:p text:style-name="P1">MariaDB [(none)]&gt; use survey; </text:p>
      <text:p text:style-name="P1">Reading table information for completion of table and column names </text:p>
      <text:p text:style-name="P1">You can turn off this feature to get a quicker startup with -A </text:p>
      <text:p text:style-name="P1"/>
      <text:p text:style-name="P1">Database changed </text:p>
      <text:p text:style-name="P1">MariaDB [survey]&gt; select name,sub,avg(Q1),avg(Q2),avg(Q3),avg(Q1+Q2+Q3)/3 from percentile group by name,sub; </text:p>
      <text:p text:style-name="P1">+------+------+---------+---------+---------+-----------------+ </text:p>
      <text:p text:style-name="P1">| name | sub <text:s/>| avg(Q1) | avg(Q2) | avg(Q3) | avg(Q1+Q2+Q3)/3 | </text:p>
      <text:p text:style-name="P1">+------+------+---------+---------+---------+-----------------+ </text:p>
      <text:p text:style-name="P1">| f1 <text:s text:c="2"/>| s1 <text:s text:c="2"/>| 41.6667 | 16.6667 | 50.0000 | <text:s text:c="4"/>36.11111111 | </text:p>
      <text:p text:style-name="P1">| f2 <text:s text:c="2"/>| s2 <text:s text:c="2"/>| 50.0000 | 33.3333 | 41.6667 | <text:s text:c="4"/>41.66666667 | </text:p>
      <text:p text:style-name="P1">| f3 <text:s text:c="2"/>| s3 <text:s text:c="2"/>| 75.0000 | 41.6667 | 41.6667 | <text:s text:c="4"/>52.77777778 | </text:p>
      <text:p text:style-name="P1">+------+------+---------+---------+---------+-----------------+ </text:p>
      <text:p text:style-name="P1">3 rows in set (0.02 sec) </text:p>
      <text:p text:style-name="P1"/>
      <text:p text:style-name="P1">MariaDB [survey]&gt; select * from percentile; </text:p>
      <text:p text:style-name="P1">+------+------+------+------+------+ </text:p>
      <text:p text:style-name="P1">| name | sub <text:s/>| Q1 <text:s text:c="2"/>| Q2 <text:s text:c="2"/>| Q3 <text:s text:c="2"/>| </text:p>
      <text:p text:style-name="P1">+------+------+------+------+------+ </text:p>
      <text:p text:style-name="P1">| f1 <text:s text:c="2"/>| s1 <text:s text:c="2"/>| <text:s/>100 | <text:s text:c="2"/>25 | <text:s text:c="2"/>50 | </text:p>
      <text:p text:style-name="P1">| f2 <text:s text:c="2"/>| s2 <text:s text:c="2"/>| <text:s text:c="2"/>75 | <text:s text:c="2"/>50 | <text:s text:c="3"/>0 | </text:p>
      <text:p text:style-name="P1">| f3 <text:s text:c="2"/>| s3 <text:s text:c="2"/>| <text:s/>100 | <text:s text:c="2"/>75 | <text:s text:c="2"/>25 | </text:p>
      <text:p text:style-name="P1">| f1 <text:s text:c="2"/>| s1 <text:s text:c="2"/>| <text:s text:c="3"/>0 | <text:s text:c="3"/>0 | <text:s text:c="2"/>50 | </text:p>
      <text:p text:style-name="P1">| f2 <text:s text:c="2"/>| s2 <text:s text:c="2"/>| <text:s text:c="2"/>75 | <text:s text:c="3"/>0 | <text:s text:c="2"/>25 | </text:p>
      <text:p text:style-name="P1">| f1 <text:s text:c="2"/>| s1 <text:s text:c="2"/>| <text:s text:c="2"/>25 | <text:s text:c="2"/>25 | <text:s text:c="2"/>50 | </text:p>
      <text:p text:style-name="P1">| f3 <text:s text:c="2"/>| s3 <text:s text:c="2"/>| <text:s/>100 | <text:s text:c="2"/>25 | <text:s text:c="3"/>0 | </text:p>
      <text:p text:style-name="P1">| f2 <text:s text:c="2"/>| s2 <text:s text:c="2"/>| <text:s text:c="3"/>0 | <text:s text:c="2"/>50 | <text:s/>100 | </text:p>
      <text:p text:style-name="P1">| f3 <text:s text:c="2"/>| s3 <text:s text:c="2"/>| <text:s text:c="2"/>25 | <text:s text:c="2"/>25 | <text:s/>100 | </text:p>
      <text:p text:style-name="P1"><text:soft-page-break/>+------+------+------+------+------+ </text:p>
      <text:p text:style-name="P1">9 rows in set (0.00 sec) </text:p>
      <text:p text:style-name="P1"/>
      <text:p text:style-name="P1">MariaDB [survey]&gt; select * from percentile where Q1 like '100%'; </text:p>
      <text:p text:style-name="P1">+------+------+------+------+------+ </text:p>
      <text:p text:style-name="P1">| name | sub <text:s/>| Q1 <text:s text:c="2"/>| Q2 <text:s text:c="2"/>| Q3 <text:s text:c="2"/>| </text:p>
      <text:p text:style-name="P1">+------+------+------+------+------+ </text:p>
      <text:p text:style-name="P1">| f1 <text:s text:c="2"/>| s1 <text:s text:c="2"/>| <text:s/>100 | <text:s text:c="2"/>25 | <text:s text:c="2"/>50 | </text:p>
      <text:p text:style-name="P1">| f3 <text:s text:c="2"/>| s3 <text:s text:c="2"/>| <text:s/>100 | <text:s text:c="2"/>75 | <text:s text:c="2"/>25 | </text:p>
      <text:p text:style-name="P1">| f3 <text:s text:c="2"/>| s3 <text:s text:c="2"/>| <text:s/>100 | <text:s text:c="2"/>25 | <text:s text:c="3"/>0 | </text:p>
      <text:p text:style-name="P1">+------+------+------+------+------+ </text:p>
      <text:p text:style-name="P1">3 rows in set (0.00 sec) </text:p>
      <text:p text:style-name="P1"/>
      <text:p text:style-name="P1">MariaDB [survey]&gt; select * from percentile where Q1 like '100%' group by name,sub; </text:p>
      <text:p text:style-name="P1">+------+------+------+------+------+ </text:p>
      <text:p text:style-name="P1">| name | sub <text:s/>| Q1 <text:s text:c="2"/>| Q2 <text:s text:c="2"/>| Q3 <text:s text:c="2"/>| </text:p>
      <text:p text:style-name="P1">+------+------+------+------+------+ </text:p>
      <text:p text:style-name="P1">| f1 <text:s text:c="2"/>| s1 <text:s text:c="2"/>| <text:s/>100 | <text:s text:c="2"/>25 | <text:s text:c="2"/>50 | </text:p>
      <text:p text:style-name="P1">| f3 <text:s text:c="2"/>| s3 <text:s text:c="2"/>| <text:s/>100 | <text:s text:c="2"/>75 | <text:s text:c="2"/>25 | </text:p>
      <text:p text:style-name="P1">+------+------+------+------+------+ </text:p>
      <text:p text:style-name="P1">2 rows in set (0.00 sec) </text:p>
      <text:p text:style-name="P1"/>
      <text:p text:style-name="P1">MariaDB [survey]&gt; seelct name,sub from percentile group by Q1,Q2,Q3; </text:p>
      <text:p text:style-name="P1">ERROR 1064 (42000): You have an error in your SQL syntax; check the manual that corresponds to your MariaDB server version for the right syntax to use near 'seelct name,sub from percentile group by Q1,Q2,Q3' at line 1 </text:p>
      <text:p text:style-name="P1">MariaDB [survey]&gt; select <text:s/>name,sub from percentile group by Q1,Q2,Q3; </text:p>
      <text:p text:style-name="P1">+------+------+ </text:p>
      <text:p text:style-name="P1">| name | sub <text:s/>| </text:p>
      <text:p text:style-name="P1">+------+------+ </text:p>
      <text:p text:style-name="P1">| f1 <text:s text:c="2"/>| s1 <text:s text:c="2"/>| </text:p>
      <text:p text:style-name="P1">| f2 <text:s text:c="2"/>| s2 <text:s text:c="2"/>| </text:p>
      <text:p text:style-name="P1">| f1 <text:s text:c="2"/>| s1 <text:s text:c="2"/>| </text:p>
      <text:p text:style-name="P1">| f3 <text:s text:c="2"/>| s3 <text:s text:c="2"/>| </text:p>
      <text:p text:style-name="P1">| f2 <text:s text:c="2"/>| s2 <text:s text:c="2"/>| </text:p>
      <text:p text:style-name="P1">| f2 <text:s text:c="2"/>| s2 <text:s text:c="2"/>| </text:p>
      <text:p text:style-name="P1">| f3 <text:s text:c="2"/>| s3 <text:s text:c="2"/>| </text:p>
      <text:p text:style-name="P1">| f1 <text:s text:c="2"/>| s1 <text:s text:c="2"/>| </text:p>
      <text:p text:style-name="P1">| f3 <text:s text:c="2"/>| s3 <text:s text:c="2"/>| </text:p>
      <text:p text:style-name="P1">+------+------+ </text:p>
      <text:p text:style-name="P1">9 rows in set (0.00 sec) </text:p>
      <text:p text:style-name="P1"/>
      <text:p text:style-name="P1">MariaDB [survey]&gt; selct </text:p>
      <text:p text:style-name="P1"><text:s text:c="4"/>-&gt; ; </text:p>
      <text:p text:style-name="P1">ERROR 1064 (42000): You have an error in your SQL syntax; check the manual that corresponds to your MariaDB server version for the right syntax to use near 'selct' at line 1 </text:p>
      <text:p text:style-name="P1">MariaDB [survey]&gt; select * from percentile; </text:p>
      <text:p text:style-name="P1">+------+------+------+------+------+ </text:p>
      <text:p text:style-name="P1">| name | sub <text:s/>| Q1 <text:s text:c="2"/>| Q2 <text:s text:c="2"/>| Q3 <text:s text:c="2"/>| </text:p>
      <text:p text:style-name="P1"><text:soft-page-break/>+------+------+------+------+------+ </text:p>
      <text:p text:style-name="P1">| f1 <text:s text:c="2"/>| s1 <text:s text:c="2"/>| <text:s/>100 | <text:s text:c="2"/>25 | <text:s text:c="2"/>50 | </text:p>
      <text:p text:style-name="P1">| f2 <text:s text:c="2"/>| s2 <text:s text:c="2"/>| <text:s text:c="2"/>75 | <text:s text:c="2"/>50 | <text:s text:c="3"/>0 | </text:p>
      <text:p text:style-name="P1">| f3 <text:s text:c="2"/>| s3 <text:s text:c="2"/>| <text:s/>100 | <text:s text:c="2"/>75 | <text:s text:c="2"/>25 | </text:p>
      <text:p text:style-name="P1">| f1 <text:s text:c="2"/>| s1 <text:s text:c="2"/>| <text:s text:c="3"/>0 | <text:s text:c="3"/>0 | <text:s text:c="2"/>50 | </text:p>
      <text:p text:style-name="P1">| f2 <text:s text:c="2"/>| s2 <text:s text:c="2"/>| <text:s text:c="2"/>75 | <text:s text:c="3"/>0 | <text:s text:c="2"/>25 | </text:p>
      <text:p text:style-name="P1">| f1 <text:s text:c="2"/>| s1 <text:s text:c="2"/>| <text:s text:c="2"/>25 | <text:s text:c="2"/>25 | <text:s text:c="2"/>50 | </text:p>
      <text:p text:style-name="P1">| f3 <text:s text:c="2"/>| s3 <text:s text:c="2"/>| <text:s/>100 | <text:s text:c="2"/>25 | <text:s text:c="3"/>0 | </text:p>
      <text:p text:style-name="P1">| f2 <text:s text:c="2"/>| s2 <text:s text:c="2"/>| <text:s text:c="3"/>0 | <text:s text:c="2"/>50 | <text:s/>100 | </text:p>
      <text:p text:style-name="P1">| f3 <text:s text:c="2"/>| s3 <text:s text:c="2"/>| <text:s text:c="2"/>25 | <text:s text:c="2"/>25 | <text:s/>100 | </text:p>
      <text:p text:style-name="P1">+------+------+------+------+------+ </text:p>
      <text:p text:style-name="P1">9 rows in set (0.00 sec) </text:p>
      <text:p text:style-name="P1"/>
      <text:p text:style-name="P1">MariaDB [survey]&gt; select count(*) from percentile group by name,sub; </text:p>
      <text:p text:style-name="P1">+----------+ </text:p>
      <text:p text:style-name="P1">| count(*) | </text:p>
      <text:p text:style-name="P1">+----------+ </text:p>
      <text:p text:style-name="P1">| <text:s text:c="7"/>3 | </text:p>
      <text:p text:style-name="P1">| <text:s text:c="7"/>3 | </text:p>
      <text:p text:style-name="P1">| <text:s text:c="7"/>3 | </text:p>
      <text:p text:style-name="P1">+----------+ </text:p>
      <text:p text:style-name="P1">3 rows in set (0.00 sec) </text:p>
      <text:p text:style-name="P1"/>
      <text:p text:style-name="P1">MariaDB [survey]&gt; select name,sub,count(*) from percentile group by name,sub; </text:p>
      <text:p text:style-name="P1">+------+------+----------+ </text:p>
      <text:p text:style-name="P1">| name | sub <text:s/>| count(*) | </text:p>
      <text:p text:style-name="P1">+------+------+----------+ </text:p>
      <text:p text:style-name="P1">| f1 <text:s text:c="2"/>| s1 <text:s text:c="2"/>| <text:s text:c="7"/>3 | </text:p>
      <text:p text:style-name="P1">| f2 <text:s text:c="2"/>| s2 <text:s text:c="2"/>| <text:s text:c="7"/>3 | </text:p>
      <text:p text:style-name="P1">| f3 <text:s text:c="2"/>| s3 <text:s text:c="2"/>| <text:s text:c="7"/>3 | </text:p>
      <text:p text:style-name="P1">+------+------+----------+ </text:p>
      <text:p text:style-name="P1">3 rows in set (0.00 sec) </text:p>
      <text:p text:style-name="P1"/>
      <text:p text:style-name="P1">MariaDB [survey]&gt; select count(*) as Q100 from percentile <text:s/>where Q1=100 group by name,sub; </text:p>
      <text:p text:style-name="P1">+------+ </text:p>
      <text:p text:style-name="P1">| Q100 | </text:p>
      <text:p text:style-name="P1">+------+ </text:p>
      <text:p text:style-name="P1">| <text:s text:c="3"/>1 | </text:p>
      <text:p text:style-name="P1">| <text:s text:c="3"/>2 | </text:p>
      <text:p text:style-name="P1">+------+ </text:p>
      <text:p text:style-name="P1">2 rows in set (0.00 sec) </text:p>
      <text:p text:style-name="P1"/>
      <text:p text:style-name="P1">MariaDB [survey]&gt; select name,sub,count(*) as Q100 from percentile <text:s/>where Q1=100 group by name,sub; </text:p>
      <text:p text:style-name="P1">+------+------+------+ </text:p>
      <text:p text:style-name="P1">| name | sub <text:s/>| Q100 | </text:p>
      <text:p text:style-name="P1">+------+------+------+ </text:p>
      <text:p text:style-name="P1">| f1 <text:s text:c="2"/>| s1 <text:s text:c="2"/>| <text:s text:c="3"/>1 | </text:p>
      <text:p text:style-name="P1">| f3 <text:s text:c="2"/>| s3 <text:s text:c="2"/>| <text:s text:c="3"/>2 | </text:p>
      <text:p text:style-name="P1"><text:soft-page-break/>+------+------+------+ </text:p>
      <text:p text:style-name="P1">2 rows in set (0.00 sec) </text:p>
      <text:p text:style-name="P1"/>
      <text:p text:style-name="P1">MariaDB [survey]&gt; select name,sub,count(*) <text:s/>as T from percentile group by name,sub; </text:p>
      <text:p text:style-name="P1">+------+------+---+ </text:p>
      <text:p text:style-name="P1">| name | sub <text:s/>| T | </text:p>
      <text:p text:style-name="P1">+------+------+---+ </text:p>
      <text:p text:style-name="P1">| f1 <text:s text:c="2"/>| s1 <text:s text:c="2"/>| 3 | </text:p>
      <text:p text:style-name="P1">| f2 <text:s text:c="2"/>| s2 <text:s text:c="2"/>| 3 | </text:p>
      <text:p text:style-name="P1">| f3 <text:s text:c="2"/>| s3 <text:s text:c="2"/>| 3 | </text:p>
      <text:p text:style-name="P1">+------+------+---+ </text:p>
      <text:p text:style-name="P1">3 rows in set (0.00 sec) </text:p>
      <text:p text:style-name="P1"/>
      <text:p text:style-name="P1">MariaDB [survey]&gt; select X.name,X.sub,(Y.Q100/X.T) from (select name,sub,count(*) <text:s/>as T from percentile group by name,sub) X,(select name,sub,count(*) as Q100 from percentile <text:s/>where Q1=100 group by name,sub) Y where X.name=Y.name and X.sub=Y.sub; </text:p>
      <text:p text:style-name="P1">+------+------+--------------+ </text:p>
      <text:p text:style-name="P1">| name | sub <text:s/>| (Y.Q100/X.T) | </text:p>
      <text:p text:style-name="P1">+------+------+--------------+ </text:p>
      <text:p text:style-name="P1">| f1 <text:s text:c="2"/>| s1 <text:s text:c="2"/>| <text:s text:c="6"/>0.3333 | </text:p>
      <text:p text:style-name="P1">| f3 <text:s text:c="2"/>| s3 <text:s text:c="2"/>| <text:s text:c="6"/>0.6667 | </text:p>
      <text:p text:style-name="P1">+------+------+--------------+ </text:p>
      <text:p text:style-name="P1">2 rows in set (0.00 sec) </text:p>
      <text:p text:style-name="P1"/>
      <text:p text:style-name="P1">MariaDB [survey]&gt; select name,sub,Q1,count(*) from percentile group by name,sub,Q1; </text:p>
      <text:p text:style-name="P1">+------+------+------+----------+ </text:p>
      <text:p text:style-name="P1">| name | sub <text:s/>| Q1 <text:s text:c="2"/>| count(*) | </text:p>
      <text:p text:style-name="P1">+------+------+------+----------+ </text:p>
      <text:p text:style-name="P1">| f1 <text:s text:c="2"/>| s1 <text:s text:c="2"/>| <text:s text:c="3"/>0 | <text:s text:c="7"/>1 | </text:p>
      <text:p text:style-name="P1">| f1 <text:s text:c="2"/>| s1 <text:s text:c="2"/>| <text:s text:c="2"/>25 | <text:s text:c="7"/>1 | </text:p>
      <text:p text:style-name="P1">| f1 <text:s text:c="2"/>| s1 <text:s text:c="2"/>| <text:s/>100 | <text:s text:c="7"/>1 | </text:p>
      <text:p text:style-name="P1">| f2 <text:s text:c="2"/>| s2 <text:s text:c="2"/>| <text:s text:c="3"/>0 | <text:s text:c="7"/>1 | </text:p>
      <text:p text:style-name="P1">| f2 <text:s text:c="2"/>| s2 <text:s text:c="2"/>| <text:s text:c="2"/>75 | <text:s text:c="7"/>2 | </text:p>
      <text:p text:style-name="P1">| f3 <text:s text:c="2"/>| s3 <text:s text:c="2"/>| <text:s text:c="2"/>25 | <text:s text:c="7"/>1 | </text:p>
      <text:p text:style-name="P1">| f3 <text:s text:c="2"/>| s3 <text:s text:c="2"/>| <text:s/>100 | <text:s text:c="7"/>2 | </text:p>
      <text:p text:style-name="P1">+------+------+------+----------+ </text:p>
      <text:p text:style-name="P1">7 rows in set (0.00 sec) </text:p>
      <text:p text:style-name="P1"/>
      <text:p text:style-name="P1">MariaDB [survey]&gt; select name,sub,Q1,Q2,Q3,count(*) from percentile group by name,sub,Q1,Q2,Q3; </text:p>
      <text:p text:style-name="P1">+------+------+------+------+------+----------+ </text:p>
      <text:p text:style-name="P1">| name | sub <text:s/>| Q1 <text:s text:c="2"/>| Q2 <text:s text:c="2"/>| Q3 <text:s text:c="2"/>| count(*) | </text:p>
      <text:p text:style-name="P1">+------+------+------+------+------+----------+ </text:p>
      <text:p text:style-name="P1">| f1 <text:s text:c="2"/>| s1 <text:s text:c="2"/>| <text:s text:c="3"/>0 | <text:s text:c="3"/>0 | <text:s text:c="2"/>50 | <text:s text:c="7"/>1 | </text:p>
      <text:p text:style-name="P1">| f1 <text:s text:c="2"/>| s1 <text:s text:c="2"/>| <text:s text:c="2"/>25 | <text:s text:c="2"/>25 | <text:s text:c="2"/>50 | <text:s text:c="7"/>1 | </text:p>
      <text:p text:style-name="P1">| f1 <text:s text:c="2"/>| s1 <text:s text:c="2"/>| <text:s/>100 | <text:s text:c="2"/>25 | <text:s text:c="2"/>50 | <text:s text:c="7"/>1 | </text:p>
      <text:p text:style-name="P1">| f2 <text:s text:c="2"/>| s2 <text:s text:c="2"/>| <text:s text:c="3"/>0 | <text:s text:c="2"/>50 | <text:s/>100 | <text:s text:c="7"/>1 | </text:p>
      <text:p text:style-name="P1">| f2 <text:s text:c="2"/>| s2 <text:s text:c="2"/>| <text:s text:c="2"/>75 | <text:s text:c="3"/>0 | <text:s text:c="2"/>25 | <text:s text:c="7"/>1 | </text:p>
      <text:p text:style-name="P1">| f2 <text:s text:c="2"/>| s2 <text:s text:c="2"/>| <text:s text:c="2"/>75 | <text:s text:c="2"/>50 | <text:s text:c="3"/>0 | <text:s text:c="7"/>1 | </text:p>
      <text:p text:style-name="P1">| f3 <text:s text:c="2"/>| s3 <text:s text:c="2"/>| <text:s text:c="2"/>25 | <text:s text:c="2"/>25 | <text:s/>100 | <text:s text:c="7"/>1 | </text:p>
      <text:p text:style-name="P1"><text:soft-page-break/>| f3 <text:s text:c="2"/>| s3 <text:s text:c="2"/>| <text:s/>100 | <text:s text:c="2"/>25 | <text:s text:c="3"/>0 | <text:s text:c="7"/>1 | </text:p>
      <text:p text:style-name="P1">| f3 <text:s text:c="2"/>| s3 <text:s text:c="2"/>| <text:s/>100 | <text:s text:c="2"/>75 | <text:s text:c="2"/>25 | <text:s text:c="7"/>1 | </text:p>
      <text:p text:style-name="P1">+------+------+------+------+------+----------+ </text:p>
      <text:p text:style-name="P1">9 rows in set (0.00 sec) </text:p>
      <text:p text:style-name="P1"/>
      <text:p text:style-name="P1">MariaDB [survey]&gt; select name,sub,Q1,Q2,Q3,count(*) from percentile group by name,sub,Q1; </text:p>
      <text:p text:style-name="P1">+------+------+------+------+------+----------+ </text:p>
      <text:p text:style-name="P1">| name | sub <text:s/>| Q1 <text:s text:c="2"/>| Q2 <text:s text:c="2"/>| Q3 <text:s text:c="2"/>| count(*) | </text:p>
      <text:p text:style-name="P1">+------+------+------+------+------+----------+ </text:p>
      <text:p text:style-name="P1">| f1 <text:s text:c="2"/>| s1 <text:s text:c="2"/>| <text:s text:c="3"/>0 | <text:s text:c="3"/>0 | <text:s text:c="2"/>50 | <text:s text:c="7"/>1 | </text:p>
      <text:p text:style-name="P1">| f1 <text:s text:c="2"/>| s1 <text:s text:c="2"/>| <text:s text:c="2"/>25 | <text:s text:c="2"/>25 | <text:s text:c="2"/>50 | <text:s text:c="7"/>1 | </text:p>
      <text:p text:style-name="P1">| f1 <text:s text:c="2"/>| s1 <text:s text:c="2"/>| <text:s/>100 | <text:s text:c="2"/>25 | <text:s text:c="2"/>50 | <text:s text:c="7"/>1 | </text:p>
      <text:p text:style-name="P1">| f2 <text:s text:c="2"/>| s2 <text:s text:c="2"/>| <text:s text:c="3"/>0 | <text:s text:c="2"/>50 | <text:s/>100 | <text:s text:c="7"/>1 | </text:p>
      <text:p text:style-name="P1">| f2 <text:s text:c="2"/>| s2 <text:s text:c="2"/>| <text:s text:c="2"/>75 | <text:s text:c="2"/>50 | <text:s text:c="3"/>0 | <text:s text:c="7"/>2 | </text:p>
      <text:p text:style-name="P1">| f3 <text:s text:c="2"/>| s3 <text:s text:c="2"/>| <text:s text:c="2"/>25 | <text:s text:c="2"/>25 | <text:s/>100 | <text:s text:c="7"/>1 | </text:p>
      <text:p text:style-name="P1">| f3 <text:s text:c="2"/>| s3 <text:s text:c="2"/>| <text:s/>100 | <text:s text:c="2"/>75 | <text:s text:c="2"/>25 | <text:s text:c="7"/>2 | </text:p>
      <text:p text:style-name="P1">+------+------+------+------+------+----------+ </text:p>
      <text:p text:style-name="P1">7 rows in set (0.00 sec) </text:p>
      <text:p text:style-name="P1"/>
      <text:p text:style-name="P1">MariaDB [survey]&gt; select name,sub,Q1,count(*) from percentile group by name,sub,Q1; </text:p>
      <text:p text:style-name="P1">+------+------+------+----------+ </text:p>
      <text:p text:style-name="P1">| name | sub <text:s/>| Q1 <text:s text:c="2"/>| count(*) | </text:p>
      <text:p text:style-name="P1">+------+------+------+----------+ </text:p>
      <text:p text:style-name="P1">| f1 <text:s text:c="2"/>| s1 <text:s text:c="2"/>| <text:s text:c="3"/>0 | <text:s text:c="7"/>1 | </text:p>
      <text:p text:style-name="P1">| f1 <text:s text:c="2"/>| s1 <text:s text:c="2"/>| <text:s text:c="2"/>25 | <text:s text:c="7"/>1 | </text:p>
      <text:p text:style-name="P1">| f1 <text:s text:c="2"/>| s1 <text:s text:c="2"/>| <text:s/>100 | <text:s text:c="7"/>1 | </text:p>
      <text:p text:style-name="P1">| f2 <text:s text:c="2"/>| s2 <text:s text:c="2"/>| <text:s text:c="3"/>0 | <text:s text:c="7"/>1 | </text:p>
      <text:p text:style-name="P1">| f2 <text:s text:c="2"/>| s2 <text:s text:c="2"/>| <text:s text:c="2"/>75 | <text:s text:c="7"/>2 | </text:p>
      <text:p text:style-name="P1">| f3 <text:s text:c="2"/>| s3 <text:s text:c="2"/>| <text:s text:c="2"/>25 | <text:s text:c="7"/>1 | </text:p>
      <text:p text:style-name="P1">| f3 <text:s text:c="2"/>| s3 <text:s text:c="2"/>| <text:s/>100 | <text:s text:c="7"/>2 | </text:p>
      <text:p text:style-name="P1">+------+------+------+----------+ </text:p>
      <text:p text:style-name="P1">7 rows in set (0.00 sec) </text:p>
      <text:p text:style-name="P1"/>
      <text:p text:style-name="P1">MariaDB [survey]&gt; select X.name,X.sub,(Y.Q100/X.T) from (select name,sub,count(*) <text:s/>as T from percentile group by name,sub) X,(select name,sub,count(*) as Q100 from percentile <text:s/>where Q1=100 group by name,sub) Y where X.name=Y.name and X.sub=Y.sub; </text:p>
      <text:p text:style-name="P1">+------+------+--------------+ </text:p>
      <text:p text:style-name="P1">| name | sub <text:s/>| (Y.Q100/X.T) | </text:p>
      <text:p text:style-name="P1">+------+------+--------------+ </text:p>
      <text:p text:style-name="P1">| f1 <text:s text:c="2"/>| s1 <text:s text:c="2"/>| <text:s text:c="6"/>0.3333 | </text:p>
      <text:p text:style-name="P1">| f3 <text:s text:c="2"/>| s3 <text:s text:c="2"/>| <text:s text:c="6"/>0.6667 | </text:p>
      <text:p text:style-name="P1">+------+------+--------------+ </text:p>
      <text:p text:style-name="P1">2 rows in set (0.00 sec) </text:p>
      <text:p text:style-name="P1"/>
      <text:p text:style-name="P1">MariaDB [survey]&gt; select X.name,X.sub,(Y.Q100/X.T) from (select name,sub,count(*) <text:s/>as T from percentile group by name,sub) X,(select name,sub,count(*) as Q100 from percentile <text:s/>where Q1=100 group by name,sub) Y where X.name=Y.name and X.sub=Y.sub; </text:p>
      <text:p text:style-name="P1">+------+------+--------------+ </text:p>
      <text:p text:style-name="P1">| name | sub <text:s/>| (Y.Q100/X.T) | </text:p>
      <text:p text:style-name="P1"><text:soft-page-break/>+------+------+--------------+ </text:p>
      <text:p text:style-name="P1">| f1 <text:s text:c="2"/>| s1 <text:s text:c="2"/>| <text:s text:c="6"/>0.3333 | </text:p>
      <text:p text:style-name="P1">| f3 <text:s text:c="2"/>| s3 <text:s text:c="2"/>| <text:s text:c="6"/>0.6667 | </text:p>
      <text:p text:style-name="P1">+------+------+--------------+ </text:p>
      <text:p text:style-name="P1">2 rows in set (0.00 sec) </text:p>
      <text:p text:style-name="P1"/>
      <text:p text:style-name="P1">MariaDB [survey]&gt; select * from percentile;+------+------+------+------+------+ </text:p>
      <text:p text:style-name="P1">| name | sub <text:s/>| Q1 <text:s text:c="2"/>| Q2 <text:s text:c="2"/>| Q3 <text:s text:c="2"/>| </text:p>
      <text:p text:style-name="P1">+------+------+------+------+------+ </text:p>
      <text:p text:style-name="P1">| f1 <text:s text:c="2"/>| s1 <text:s text:c="2"/>| <text:s/>100 | <text:s text:c="2"/>25 | <text:s text:c="2"/>50 | </text:p>
      <text:p text:style-name="P1">| f2 <text:s text:c="2"/>| s2 <text:s text:c="2"/>| <text:s text:c="2"/>75 | <text:s text:c="2"/>50 | <text:s text:c="3"/>0 | </text:p>
      <text:p text:style-name="P1">| f3 <text:s text:c="2"/>| s3 <text:s text:c="2"/>| <text:s/>100 | <text:s text:c="2"/>75 | <text:s text:c="2"/>25 | </text:p>
      <text:p text:style-name="P1">| f1 <text:s text:c="2"/>| s1 <text:s text:c="2"/>| <text:s text:c="3"/>0 | <text:s text:c="3"/>0 | <text:s text:c="2"/>50 | </text:p>
      <text:p text:style-name="P1">| f2 <text:s text:c="2"/>| s2 <text:s text:c="2"/>| <text:s text:c="2"/>75 | <text:s text:c="3"/>0 | <text:s text:c="2"/>25 | </text:p>
      <text:p text:style-name="P1">| f1 <text:s text:c="2"/>| s1 <text:s text:c="2"/>| <text:s text:c="2"/>25 | <text:s text:c="2"/>25 | <text:s text:c="2"/>50 | </text:p>
      <text:p text:style-name="P1">| f3 <text:s text:c="2"/>| s3 <text:s text:c="2"/>| <text:s/>100 | <text:s text:c="2"/>25 | <text:s text:c="3"/>0 | </text:p>
      <text:p text:style-name="P1">| f2 <text:s text:c="2"/>| s2 <text:s text:c="2"/>| <text:s text:c="3"/>0 | <text:s text:c="2"/>50 | <text:s/>100 | </text:p>
      <text:p text:style-name="P1">| f3 <text:s text:c="2"/>| s3 <text:s text:c="2"/>| <text:s text:c="2"/>25 | <text:s text:c="2"/>25 | <text:s/>100 | </text:p>
      <text:p text:style-name="P1">+------+------+------+------+------+ </text:p>
      <text:p text:style-name="P1">9 rows in set (0.00 sec) </text:p>
      <text:p text:style-name="P1"/>
      <text:p text:style-name="P1">MariaDB [survey]&gt; select X.name,X.sub,(Y.Q100/X.T),(Z.Q50/X.T) from (select name,sub,count(*) <text:s/>as T from percentile group by name,sub) X,(select name,sub,count(*) as Q100 from percentile <text:s/>where Q1=100 group by name,sub) Y,(select name,sub,count(*) as Q50 from percentile <text:s/>where Q1=50 group by name,sub) Z where X.name=Y.name and X.sub=Y.sub; </text:p>
      <text:p text:style-name="P1">Empty set (0.00 sec) </text:p>
      <text:p text:style-name="P1"/>
      <text:p text:style-name="P1">MariaDB [survey]&gt; select X.name,X.sub,(Y.Q100/X.T) from (select name,sub,count(*) <text:s/>as T from percentile group by name,sub) X,(select name,sub,count(*) as Q100 from percentile <text:s/>where Q1=100 group by name,sub) Y where X.name=Y.name and X.sub=Y.sub; </text:p>
      <text:p text:style-name="P1">+------+------+--------------+ </text:p>
      <text:p text:style-name="P1">| name | sub <text:s/>| (Y.Q100/X.T) | </text:p>
      <text:p text:style-name="P1">+------+------+--------------+ </text:p>
      <text:p text:style-name="P1">| f1 <text:s text:c="2"/>| s1 <text:s text:c="2"/>| <text:s text:c="6"/>0.3333 | </text:p>
      <text:p text:style-name="P1">| f3 <text:s text:c="2"/>| s3 <text:s text:c="2"/>| <text:s text:c="6"/>0.6667 | </text:p>
      <text:p text:style-name="P1">+------+------+--------------+ </text:p>
      <text:p text:style-name="P1">2 rows in set (0.00 sec) </text:p>
      <text:p text:style-name="P1"/>
      <text:p text:style-name="P1">MariaDB [survey]&gt; select X.name,X.sub,(Y.Q100/X.T) from (select name,sub,count(*) <text:s/>as T from percentile group by name,sub) X,(select name,sub,count(*) as Q100 from percentile <text:s/>where Q1=50 group by name,sub) Y where X.name=Y.name and X.sub=Y.sub; </text:p>
      <text:p text:style-name="P1">Empty set (0.00 sec) </text:p>
      <text:p text:style-name="P1"/>
      <text:p text:style-name="P1">MariaDB [survey]&gt; select X.name,X.sub,(Y.Q100/X.T) from (select name,sub,count(*) <text:s/>as T from percentile group by name,sub) X,(select name,sub,count(*) as Q100 from percentile <text:s/>where Q1=25 group by name,sub) Y where X.name=Y.name and X.sub=Y.sub; </text:p>
      <text:p text:style-name="P1">+------+------+--------------+ </text:p>
      <text:p text:style-name="P1">| name | sub <text:s/>| (Y.Q100/X.T) | </text:p>
      <text:p text:style-name="P1">+------+------+--------------+ </text:p>
      <text:p text:style-name="P1"><text:soft-page-break/>| f1 <text:s text:c="2"/>| s1 <text:s text:c="2"/>| <text:s text:c="6"/>0.3333 | </text:p>
      <text:p text:style-name="P1">| f3 <text:s text:c="2"/>| s3 <text:s text:c="2"/>| <text:s text:c="6"/>0.3333 | </text:p>
      <text:p text:style-name="P1">+------+------+--------------+ </text:p>
      <text:p text:style-name="P1">2 rows in set (0.00 sec) </text:p>
      <text:p text:style-name="P1"/>
      <text:p text:style-name="P1">MariaDB [survey]&gt; select X.name,X.sub,(Y.Q100/X.T) from (select name,sub,count(*) <text:s/>as T from percentile group by name,sub) X,(select name,sub,count(*) as Q100 from percentile <text:s/>where Q2=100 group by name,sub) Y where X.name=Y.name and X.sub=Y.sub; </text:p>
      <text:p text:style-name="P1">Empty set (0.00 sec) </text:p>
      <text:p text:style-name="P1"/>
      <text:p text:style-name="P1">MariaDB [survey]&gt; select X.name,X.sub,(Y.Q100/X.T) from (select name,sub,count(*) <text:s/>as T from percentile group by name,sub) X,(select name,sub,count(*) as Q100 from percentile <text:s/>where Q2=50 group by name,sub) Y where X.name=Y.name and X.sub=Y.sub; </text:p>
      <text:p text:style-name="P1">+------+------+--------------+ </text:p>
      <text:p text:style-name="P1">| name | sub <text:s/>| (Y.Q100/X.T) | </text:p>
      <text:p text:style-name="P1">+------+------+--------------+ </text:p>
      <text:p text:style-name="P1">| f2 <text:s text:c="2"/>| s2 <text:s text:c="2"/>| <text:s text:c="6"/>0.6667 | </text:p>
      <text:p text:style-name="P1">+------+------+--------------+ </text:p>
      <text:p text:style-name="P1">1 row in set (0.00 sec) </text:p>
      <text:p text:style-name="P1"/>
      <text:p text:style-name="P1">MariaDB [survey]&gt; select * from percentile; </text:p>
      <text:p text:style-name="P1">+------+------+------+------+------+ </text:p>
      <text:p text:style-name="P1">| name | sub <text:s/>| Q1 <text:s text:c="2"/>| Q2 <text:s text:c="2"/>| Q3 <text:s text:c="2"/>| </text:p>
      <text:p text:style-name="P1">+------+------+------+------+------+ </text:p>
      <text:p text:style-name="P1">| f1 <text:s text:c="2"/>| s1 <text:s text:c="2"/>| <text:s/>100 | <text:s text:c="2"/>25 | <text:s text:c="2"/>50 | </text:p>
      <text:p text:style-name="P1">| f2 <text:s text:c="2"/>| s2 <text:s text:c="2"/>| <text:s text:c="2"/>75 | <text:s text:c="2"/>50 | <text:s text:c="3"/>0 | </text:p>
      <text:p text:style-name="P1">| f3 <text:s text:c="2"/>| s3 <text:s text:c="2"/>| <text:s/>100 | <text:s text:c="2"/>75 | <text:s text:c="2"/>25 | </text:p>
      <text:p text:style-name="P1">| f1 <text:s text:c="2"/>| s1 <text:s text:c="2"/>| <text:s text:c="3"/>0 | <text:s text:c="3"/>0 | <text:s text:c="2"/>50 | </text:p>
      <text:p text:style-name="P1">| f2 <text:s text:c="2"/>| s2 <text:s text:c="2"/>| <text:s text:c="2"/>75 | <text:s text:c="3"/>0 | <text:s text:c="2"/>25 | </text:p>
      <text:p text:style-name="P1">| f1 <text:s text:c="2"/>| s1 <text:s text:c="2"/>| <text:s text:c="2"/>25 | <text:s text:c="2"/>25 | <text:s text:c="2"/>50 | </text:p>
      <text:p text:style-name="P1">| f3 <text:s text:c="2"/>| s3 <text:s text:c="2"/>| <text:s/>100 | <text:s text:c="2"/>25 | <text:s text:c="3"/>0 | </text:p>
      <text:p text:style-name="P1">| f2 <text:s text:c="2"/>| s2 <text:s text:c="2"/>| <text:s text:c="3"/>0 | <text:s text:c="2"/>50 | <text:s/>100 | </text:p>
      <text:p text:style-name="P1">| f3 <text:s text:c="2"/>| s3 <text:s text:c="2"/>| <text:s text:c="2"/>25 | <text:s text:c="2"/>25 | <text:s/>100 | </text:p>
      <text:p text:style-name="P1">+------+------+------+------+------+ </text:p>
      <text:p text:style-name="P1">9 rows in set (0.00 sec) </text:p>
      <text:p text:style-name="P1"/>
      <text:p text:style-name="P1">MariaDB [survey]&gt; elect X.name,X.sub,(Y.Q100/X.T) from (select name,sub,count(*) <text:s/>as T from percentile group by name,sub) X,(select name,sub,count(*) as Q100 from percentile <text:s/>where Q1=25 group by name,sub) Y where X.name=Y.name and X.sub=Y.sub; </text:p>
      <text:p text:style-name="P1">ERROR 1064 (42000): You have an error in your SQL syntax; check the manual that corresponds to your MariaDB server version for the right syntax to use near 'elect X.name,X.sub,(Y.Q100/X.T) from (select name,sub,count(*) <text:s/>as T from percen' at line 1 </text:p>
      <text:p text:style-name="P1">MariaDB [survey]&gt; select X.name,X.sub,(Y.Q100/X.T) from (select name,sub,count(*) <text:s/>as T from percentile group by name,sub) X,(select name,sub,count(*) as Q100 from percentile <text:s/>where Q1=25 group by name,sub) Y where X.name=Y.name and X.sub=Y.sub; </text:p>
      <text:p text:style-name="P1">+------+------+--------------+ </text:p>
      <text:p text:style-name="P1">| name | sub <text:s/>| (Y.Q100/X.T) | </text:p>
      <text:p text:style-name="P1">+------+------+--------------+ </text:p>
      <text:p text:style-name="P1">| f1 <text:s text:c="2"/>| s1 <text:s text:c="2"/>| <text:s text:c="6"/>0.3333 | </text:p>
      <text:p text:style-name="P1"><text:soft-page-break/>| f3 <text:s text:c="2"/>| s3 <text:s text:c="2"/>| <text:s text:c="6"/>0.3333 | </text:p>
      <text:p text:style-name="P1">+------+------+--------------+ </text:p>
      <text:p text:style-name="P1">2 rows in set (0.00 sec) </text:p>
      <text:p text:style-name="P1"/>
      <text:p text:style-name="P1">MariaDB [survey]&gt; ^A </text:p>
      <text:p text:style-name="P1">[1]+ <text:s/>Stopped <text:s text:c="16"/>mysql -u root </text:p>
      <text:p text:style-name="P1">[student@localhost ~]$ </text:p>
      <text:p text:style-name="P1">[student@localhost ~]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9-07-31T14:31:46.575598616</meta:creation-date>
    <dc:date>2019-07-31T14:32:10.824804358</dc:date>
    <dc:creator>student </dc:creator>
    <meta:editing-duration>P0D</meta:editing-duration>
    <meta:editing-cycles>1</meta:editing-cycles>
    <meta:generator>LibreOffice/4.1.3.2$Linux_X86_64 LibreOffice_project/410$Build-2</meta:generator>
    <meta:document-statistic meta:table-count="0" meta:image-count="0" meta:object-count="0" meta:page-count="8" meta:paragraph-count="288" meta:word-count="2503" meta:character-count="13488" meta:non-whitespace-character-count="9989"/>
  </office:meta>
</office:document-meta>
</file>